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1553a6" officeooo:paragraph-rsid="001553a6"/>
    </style:style>
    <style:style style:name="P2" style:family="paragraph" style:parent-style-name="Text_20_body">
      <style:text-properties officeooo:paragraph-rsid="0024b9af"/>
    </style:style>
    <style:style style:name="P3" style:family="paragraph" style:parent-style-name="Heading_20_1">
      <style:paragraph-properties fo:margin-top="0in" fo:margin-bottom="0in" style:contextual-spacing="false"/>
      <style:text-properties officeooo:rsid="001ebf8e" officeooo:paragraph-rsid="001553a6"/>
    </style:style>
    <style:style style:name="P4" style:family="paragraph" style:parent-style-name="Heading_20_1">
      <style:text-properties officeooo:paragraph-rsid="00234b4a"/>
    </style:style>
    <style:style style:name="T1" style:family="text">
      <style:text-properties officeooo:rsid="00191bc7"/>
    </style:style>
    <style:style style:name="T2" style:family="text">
      <style:text-properties officeooo:rsid="00172a7b"/>
    </style:style>
    <style:style style:name="T3" style:family="text">
      <style:text-properties officeooo:rsid="00234b4a"/>
    </style:style>
    <style:style style:name="T4" style:family="text">
      <style:text-properties officeooo:rsid="0024b9af"/>
    </style:style>
    <style:style style:name="T5" style:family="text">
      <style:text-properties officeooo:rsid="00266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enarium <text:span text:style-name="T1">(Praca licencjacka)</text:span></text:p>
      <text:h text:style-name="P3" text:outline-level="1"/>
      <text:h text:style-name="P4" text:outline-level="1"><text:span text:style-name="T3">Temat</text:span>:</text:h>
      <text:p text:style-name="P2">“Badanie pracowników outsourcingowych i zakresu ich działań w branży IT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83in" fo:margin-right="0.3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33:57.656543169</meta:creation-date>
    <meta:generator>LibreOffice/24.2.1.2$Linux_X86_64 LibreOffice_project/420$Build-2</meta:generator>
    <dc:date>2024-03-11T11:14:36.568265065</dc:date>
    <meta:editing-duration>PT5H28M10S</meta:editing-duration>
    <meta:editing-cycles>20</meta:editing-cycles>
    <meta:document-statistic meta:table-count="0" meta:image-count="0" meta:object-count="0" meta:page-count="1" meta:paragraph-count="3" meta:word-count="14" meta:character-count="109" meta:non-whitespace-character-count="98"/>
  </office:meta>
</office:document-meta>
</file>